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3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7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8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>
      <style:paragraph-properties fo:margin-top="0cm" fo:margin-bottom="0cm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1">
      <style:paragraph-properties fo:margin-top="0cm" fo:margin-bottom="0cm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2">
      <style:paragraph-properties fo:margin-top="0cm" fo:margin-bottom="0cm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3">
      <style:paragraph-properties fo:margin-top="0cm" fo:margin-bottom="0cm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4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5">
      <style:paragraph-properties fo:margin-top="0cm" fo:margin-bottom="0cm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6">
      <style:paragraph-properties fo:margin-top="0cm" fo:margin-bottom="0cm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7">
      <style:paragraph-properties fo:margin-top="0cm" fo:margin-bottom="0cm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8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9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30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1"/>
    <style:style style:name="P59" style:family="paragraph" style:parent-style-name="Text_20_body" style:list-style-name="L32">
      <style:paragraph-properties fo:margin-top="0cm" fo:margin-bottom="0cm" style:contextual-spacing="false"/>
    </style:style>
    <style:style style:name="P60" style:family="paragraph" style:parent-style-name="Text_20_body" style:list-style-name="L32"/>
    <style:style style:name="P61" style:family="paragraph" style:parent-style-name="Text_20_body" style:list-style-name="L33">
      <style:paragraph-properties fo:margin-top="0cm" fo:margin-bottom="0cm" style:contextual-spacing="false"/>
    </style:style>
    <style:style style:name="P62" style:family="paragraph" style:parent-style-name="Text_20_body" style:list-style-name="L3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🎤 Script Complet de Soutenance - Diagramme de Classes</text:h>
      <text:p text:style-name="Horizontal_20_Line"/>
      <text:h text:style-name="Heading_20_2" text:outline-level="2">📋 INTRODUCTION GÉNÉRALE (1 minute)</text:h>
      <text:p text:style-name="P3"><text:span text:style-name="Strong_20_Emphasis">"Bonjour à tous,</text:span></text:p>
      <text:p text:style-name="P3"><text:span text:style-name="Strong_20_Emphasis">Je vais maintenant vous présenter l'architecture logicielle de notre système CoreDump à travers ce diagramme de classes complet.</text:span></text:p>
      <text:p text:style-name="Text_20_body"><text:span text:style-name="Strong_20_Emphasis">Comme vous pouvez le voir, notre architecture est divisée en trois parties principales :</text:span></text:p>
      <text:list xml:id="list416812032" text:style-name="L3">
        <text:list-item>
          <text:p text:style-name="P4"><text:span text:style-name="Strong_20_Emphasis">🔵 La partie C++ Embedded</text:span> (zone bleue) - qui gère la capture des crashes en temps réel</text:p>
        </text:list-item>
        <text:list-item>
          <text:p text:style-name="P4"><text:span text:style-name="Strong_20_Emphasis">🟢 Les Python Tools</text:span> (zone verte) - pour le stockage et l'analyse des données</text:p>
        </text:list-item>
        <text:list-item>
          <text:p text:style-name="P5"><text:span text:style-name="Strong_20_Emphasis">🟡 Le Web Dashboard</text:span> (zone jaune) - pour la visualisation interactive</text:p>
        </text:list-item>
      </text:list>
      <text:p text:style-name="P3"><text:span text:style-name="Strong_20_Emphasis">Je vais vous expliquer comment ces composantes interagissent pour former un système complet de capture et d'analyse de crashes.</text:span></text:p>
      <text:p text:style-name="P3"><text:span text:style-name="Strong_20_Emphasis">Commençons par le cœur du système."</text:span></text:p>
      <text:p text:style-name="Horizontal_20_Line"/>
      <text:h text:style-name="Heading_20_2" text:outline-level="2">🎯 PARTIE 1 : C++ EMBEDDED (6-7 minutes)</text:h>
      <text:h text:style-name="Heading_20_3" text:outline-level="3"><text:span text:style-name="Strong_20_Emphasis">1.1 Introduction du Package C++</text:span> (30 secondes)</text:h>
      <text:p text:style-name="P3"><text:span text:style-name="Strong_20_Emphasis">"La zone bleue représente le cœur de notre système : le code C++ embarqué.</text:span></text:p>
      <text:p text:style-name="Text_20_body"><text:span text:style-name="Strong_20_Emphasis">Cette partie est responsable de :</text:span></text:p>
      <text:list xml:id="list2479405517" text:style-name="L4">
        <text:list-item>
          <text:p text:style-name="P6"><text:span text:style-name="Strong_20_Emphasis">La détection des crashes</text:span> via les signaux système</text:p>
        </text:list-item>
        <text:list-item>
          <text:p text:style-name="P6"><text:span text:style-name="Strong_20_Emphasis">La capture des données</text:span> au moment du crash</text:p>
        </text:list-item>
        <text:list-item>
          <text:p text:style-name="P6"><text:span text:style-name="Strong_20_Emphasis">L'analyse automatique</text:span> des causes</text:p>
        </text:list-item>
        <text:list-item>
          <text:p text:style-name="P7"><text:span text:style-name="Strong_20_Emphasis">L'export des résultats</text:span> dans différents formats</text:p>
        </text:list-item>
      </text:list>
      <text:p text:style-name="P3"><text:span text:style-name="Strong_20_Emphasis">Tout commence par la classe principale : CoreDumpManager."</text:span></text:p>
      <text:p text:style-name="Horizontal_20_Line"/>
      <text:h text:style-name="Heading_20_3" text:outline-level="3"><text:span text:style-name="Strong_20_Emphasis">1.2 CoreDumpManager - Le Singleton</text:span> (2 minutes)</text:h>
      <text:p text:style-name="P3"><text:span text:style-name="Strong_20_Emphasis">"Regardons la classe CoreDumpManager, située au centre du diagramme.</text:span></text:p>
      <text:p text:style-name="P3"><text:span text:style-name="Strong_20_Emphasis">Pourquoi commencer ici ?</text:span> Parce que c'est elle qui orchestre toute la capture des crashes.</text:p>
      <text:p text:style-name="P3"><text:span text:style-name="Strong_20_Emphasis">Trois points clés à retenir :</text:span></text:p>
      <text:p text:style-name="Text_20_body"><text:span text:style-name="Strong_20_Emphasis">Premièrement, c'est un Singleton.</text:span> </text:p>
      <text:list xml:id="list1569090042" text:style-name="L5">
        <text:list-item>
          <text:p text:style-name="P8">La méthode statique <text:span text:style-name="Source_20_Text">Instance()</text:span> garantit une <text:span text:style-name="Strong_20_Emphasis">instance unique</text:span> dans tout le programme</text:p>
        </text:list-item>
        <text:list-item>
          <text:p text:style-name="P8">Le constructeur est <text:span text:style-name="Strong_20_Emphasis">privé</text:span> pour empêcher l'instanciation directe</text:p>
        </text:list-item>
        <text:list-item>
          <text:p text:style-name="P9">C'est thread-safe grâce au standard C++11</text:p>
        </text:list-item>
      </text:list>
      <text:p text:style-name="Text_20_body"><text:span text:style-name="Strong_20_Emphasis">Deuxièmement, elle gère un attribut principal :</text:span> <text:span text:style-name="Source_20_Text">data_</text:span> de type <text:span text:style-name="Strong_20_Emphasis">CoreDumpData</text:span></text:p>
      <text:list xml:id="list2462639283" text:style-name="L6">
        <text:list-item>
          <text:p text:style-name="P10"><text:soft-page-break/>C'est une relation de <text:span text:style-name="Strong_20_Emphasis">composition</text:span> (la flèche avec le losange)</text:p>
        </text:list-item>
        <text:list-item>
          <text:p text:style-name="P11">Le manager <text:span text:style-name="Strong_20_Emphasis">possède</text:span> et <text:span text:style-name="Strong_20_Emphasis">contrôle</text:span> les données</text:p>
        </text:list-item>
      </text:list>
      <text:p text:style-name="Text_20_body"><text:span text:style-name="Strong_20_Emphasis">Troisièmement, elle expose une API complète avec 6 méthodes publiques :</text:span></text:p>
      <text:list xml:id="list3727421637" text:style-name="L7">
        <text:list-item>
          <text:p text:style-name="P12"><text:span text:style-name="Strong_20_Emphasis"><text:span text:style-name="Source_20_Text">Store()</text:span></text:span> → Enregistre un crash avec toutes ses informations</text:p>
        </text:list-item>
        <text:list-item>
          <text:p text:style-name="P12"><text:span text:style-name="Strong_20_Emphasis"><text:span text:style-name="Source_20_Text">IsSaved()</text:span></text:span> → Vérifie si un crash valide existe</text:p>
        </text:list-item>
        <text:list-item>
          <text:p text:style-name="P12"><text:span text:style-name="Strong_20_Emphasis"><text:span text:style-name="Source_20_Text">Get()</text:span></text:span> → Récupère les données pour lecture</text:p>
        </text:list-item>
        <text:list-item>
          <text:p text:style-name="P12"><text:span text:style-name="Strong_20_Emphasis"><text:span text:style-name="Source_20_Text">Reset()</text:span></text:span> → Réinitialise pour le prochain crash</text:p>
        </text:list-item>
        <text:list-item>
          <text:p text:style-name="P12"><text:span text:style-name="Strong_20_Emphasis"><text:span text:style-name="Source_20_Text">ExportTo()</text:span></text:span> → Exporte en JSON ou CSV</text:p>
        </text:list-item>
        <text:list-item>
          <text:p text:style-name="P13"><text:span text:style-name="Strong_20_Emphasis"><text:span text:style-name="Source_20_Text">Analyze()</text:span></text:span> → Analyse automatique des causes</text:p>
        </text:list-item>
      </text:list>
      <text:p text:style-name="Text_20_body"><text:span text:style-name="Strong_20_Emphasis">Et deux méthodes privées importantes :</text:span></text:p>
      <text:list xml:id="list3890765292" text:style-name="L8">
        <text:list-item>
          <text:p text:style-name="P14"><text:span text:style-name="Source_20_Text">FormatTimestamp()</text:span> pour formater la date</text:p>
        </text:list-item>
        <text:list-item>
          <text:p text:style-name="P15"><text:span text:style-name="Source_20_Text">CaptureCallStack()</text:span> pour capturer la pile d'appels</text:p>
        </text:list-item>
      </text:list>
      <text:p text:style-name="P3"><text:span text:style-name="Strong_20_Emphasis">Mais que contient exactement CoreDumpData ? Passons à la classe suivante."</text:span></text:p>
      <text:p text:style-name="Horizontal_20_Line"/>
      <text:h text:style-name="Heading_20_3" text:outline-level="3"><text:span text:style-name="Strong_20_Emphasis">1.3 CoreDumpData - La Structure de Données</text:span> (2 minutes)</text:h>
      <text:p text:style-name="P3"><text:span text:style-name="Strong_20_Emphasis">"Regardons maintenant la structure CoreDumpData, située à gauche du diagramme.</text:span></text:p>
      <text:p text:style-name="P3"><text:span text:style-name="Strong_20_Emphasis">CoreDumpData est comme un dossier complet qui contient TOUTES les informations d'un crash.</text:span></text:p>
      <text:p text:style-name="P3"><text:span text:style-name="Strong_20_Emphasis">Elle est organisée en plusieurs sections :</text:span></text:p>
      <text:p text:style-name="Text_20_body"><text:span text:style-name="Strong_20_Emphasis">1. Les données de validité :</text:span></text:p>
      <text:list xml:id="list3326110763" text:style-name="L9">
        <text:list-item>
          <text:p text:style-name="P16"><text:span text:style-name="Source_20_Text">key</text:span> et <text:span text:style-name="Source_20_Text">not_key</text:span> → Clés magiques pour vérifier l'intégrité</text:p>
        </text:list-item>
        <text:list-item>
          <text:p text:style-name="P17"><text:span text:style-name="Source_20_Text">is_valid</text:span> → Indique si les données sont valides</text:p>
        </text:list-item>
      </text:list>
      <text:p text:style-name="Text_20_body"><text:span text:style-name="Strong_20_Emphasis">2. Les métadonnées :</text:span></text:p>
      <text:list xml:id="list1041778027" text:style-name="L10">
        <text:list-item>
          <text:p text:style-name="P18"><text:span text:style-name="Source_20_Text">timestamp</text:span> et <text:span text:style-name="Source_20_Text">date_time</text:span> → Quand le crash s'est produit</text:p>
        </text:list-item>
        <text:list-item>
          <text:p text:style-name="P18"><text:span text:style-name="Source_20_Text">type</text:span> → Le type de faute (SegmentationFault, AbortSignal...)</text:p>
        </text:list-item>
        <text:list-item>
          <text:p text:style-name="P19"><text:span text:style-name="Source_20_Text">software_version</text:span> → Version du logiciel</text:p>
        </text:list-item>
      </text:list>
      <text:p text:style-name="Text_20_body"><text:span text:style-name="Strong_20_Emphasis">3. La localisation :</text:span></text:p>
      <text:list xml:id="list1571886342" text:style-name="L11">
        <text:list-item>
          <text:p text:style-name="P20"><text:span text:style-name="Source_20_Text">file_name</text:span>, <text:span text:style-name="Source_20_Text">line_number</text:span>, <text:span text:style-name="Source_20_Text">function_name</text:span> → Où le crash s'est produit</text:p>
        </text:list-item>
      </text:list>
      <text:p text:style-name="Text_20_body"><text:span text:style-name="Strong_20_Emphasis">4. Le contexte d'exécution :</text:span></text:p>
      <text:list xml:id="list4015197876" text:style-name="L12">
        <text:list-item>
          <text:p text:style-name="P21"><text:span text:style-name="Source_20_Text">process_id</text:span>, <text:span text:style-name="Source_20_Text">thread_id</text:span> → Qui a crashé</text:p>
        </text:list-item>
        <text:list-item>
          <text:p text:style-name="P22"><text:span text:style-name="Source_20_Text">call_stack</text:span> → La pile d'appels complète</text:p>
        </text:list-item>
      </text:list>
      <text:p text:style-name="Text_20_body"><text:span text:style-name="Strong_20_Emphasis">5. Et enfin, deux structures importantes :</text:span></text:p>
      <text:list xml:id="list1947417446" text:style-name="L13">
        <text:list-item>
          <text:p text:style-name="P23"><text:span text:style-name="Source_20_Text">metrics</text:span> de type <text:span text:style-name="Strong_20_Emphasis">SystemMetrics</text:span></text:p>
        </text:list-item>
        <text:list-item>
          <text:p text:style-name="P24"><text:span text:style-name="Source_20_Text">analysis</text:span> de type <text:span text:style-name="Strong_20_Emphasis">CrashAnalysis</text:span></text:p>
        </text:list-item>
      </text:list>
      <text:p text:style-name="P3"><text:span text:style-name="Strong_20_Emphasis">Regardons ces deux structures."</text:span></text:p>
      <text:p text:style-name="Horizontal_20_Line"/>
      <text:h text:style-name="Heading_20_3" text:outline-level="3"><text:soft-page-break/><text:span text:style-name="Strong_20_Emphasis">1.4 SystemMetrics et CrashAnalysis</text:span> (1 minute 30)</text:h>
      <text:p text:style-name="P3"><text:span text:style-name="Strong_20_Emphasis">"CoreDumpData contient deux structures par composition :</text:span></text:p>
      <text:p text:style-name="Text_20_body"><text:span text:style-name="Strong_20_Emphasis">Premièrement, SystemMetrics (en bas à gauche) :</text:span></text:p>
      <text:list xml:id="list2134573946" text:style-name="L14">
        <text:list-item>
          <text:p text:style-name="P25">Capture l'état du système au moment du crash</text:p>
        </text:list-item>
        <text:list-item>
          <text:p text:style-name="P25">Contient : CPU usage, mémoire utilisée, nombre de threads</text:p>
        </text:list-item>
        <text:list-item>
          <text:p text:style-name="P26">C'est essentiel pour comprendre les conditions du crash</text:p>
        </text:list-item>
      </text:list>
      <text:p text:style-name="Text_20_body"><text:span text:style-name="Strong_20_Emphasis">Deuxièmement, CrashAnalysis (à côté) :</text:span></text:p>
      <text:list xml:id="list1630622810" text:style-name="L15">
        <text:list-item>
          <text:p text:style-name="P27">Stocke le résultat de l'analyse automatique</text:p>
        </text:list-item>
        <text:list-item>
          <text:p text:style-name="P27">Contient : </text:p>
          <text:list>
            <text:list-item>
              <text:p text:style-name="P27"><text:span text:style-name="Source_20_Text">probable_cause</text:span> → La cause détectée</text:p>
            </text:list-item>
            <text:list-item>
              <text:p text:style-name="P27"><text:span text:style-name="Source_20_Text">severity</text:span> → La sévérité (CRITICAL, HIGH, MEDIUM, LOW)</text:p>
            </text:list-item>
            <text:list-item>
              <text:p text:style-name="P27"><text:span text:style-name="Source_20_Text">recommendation</text:span> → Les recommandations pour corriger</text:p>
            </text:list-item>
            <text:list-item>
              <text:p text:style-name="P28"><text:span text:style-name="Source_20_Text">confidence_score</text:span> → Le niveau de confiance (0-100)</text:p>
            </text:list-item>
          </text:list>
        </text:list-item>
      </text:list>
      <text:p text:style-name="P3"><text:span text:style-name="Strong_20_Emphasis">Ces deux structures sont composées dans CoreDumpData (les flèches avec 'contains').</text:span></text:p>
      <text:p text:style-name="P3"><text:span text:style-name="Strong_20_Emphasis">Maintenant que nous avons vu les données, comment sont-elles exportées ?"</text:span></text:p>
      <text:p text:style-name="Horizontal_20_Line"/>
      <text:h text:style-name="Heading_20_3" text:outline-level="3"><text:span text:style-name="Strong_20_Emphasis">1.5 Design Patterns d'Export - Factory et Strategy</text:span> (2 minutes)</text:h>
      <text:p text:style-name="P3"><text:span text:style-name="Strong_20_Emphasis">"Pour l'export des données, nous avons implémenté deux design patterns importants :</text:span></text:p>
      <text:p text:style-name="Text_20_body"><text:span text:style-name="Strong_20_Emphasis">Premièrement, le Pattern Strategy avec l'interface ICrashExporter :</text:span></text:p>
      <text:list xml:id="list768163044" text:style-name="L16">
        <text:list-item>
          <text:p text:style-name="P29">C'est une interface qui définit un contrat commun</text:p>
        </text:list-item>
        <text:list-item>
          <text:p text:style-name="P29">La méthode abstraite <text:span text:style-name="Source_20_Text">Export()</text:span> doit être implémentée</text:p>
        </text:list-item>
        <text:list-item>
          <text:p text:style-name="P29">Deux implémentations concrètes :</text:p>
          <text:list>
            <text:list-item>
              <text:p text:style-name="P29"><text:span text:style-name="Strong_20_Emphasis">JsonCrashExporter</text:span> → Export en format JSON</text:p>
            </text:list-item>
            <text:list-item>
              <text:p text:style-name="P29"><text:span text:style-name="Strong_20_Emphasis">CsvCrashExporter</text:span> → Export en format CSV</text:p>
            </text:list-item>
          </text:list>
        </text:list-item>
        <text:list-item>
          <text:p text:style-name="P30">Relation d'<text:span text:style-name="Strong_20_Emphasis">héritage</text:span> (flèche avec triangle pointillé)</text:p>
        </text:list-item>
      </text:list>
      <text:p text:style-name="P3"><text:span text:style-name="Strong_20_Emphasis">Avantage :</text:span> On peut ajouter facilement un nouveau format (XML, YAML) sans modifier le code existant. C'est le principe Open/Closed.</text:p>
      <text:p text:style-name="Text_20_body"><text:span text:style-name="Strong_20_Emphasis">Deuxièmement, le Pattern Factory avec CrashExporterFactory :</text:span></text:p>
      <text:list xml:id="list2481847601" text:style-name="L17">
        <text:list-item>
          <text:p text:style-name="P31">Cette factory crée automatiquement le bon exporteur</text:p>
        </text:list-item>
        <text:list-item>
          <text:p text:style-name="P31">La méthode statique <text:span text:style-name="Source_20_Text">Create(format)</text:span> retourne :</text:p>
          <text:list>
            <text:list-item>
              <text:p text:style-name="P31">Un <text:span text:style-name="Source_20_Text">JsonCrashExporter</text:span> si format = JSON</text:p>
            </text:list-item>
            <text:list-item>
              <text:p text:style-name="P31">Un <text:span text:style-name="Source_20_Text">CsvCrashExporter</text:span> si format = CSV</text:p>
            </text:list-item>
          </text:list>
        </text:list-item>
        <text:list-item>
          <text:p text:style-name="P32">Elle retourne un <text:span text:style-name="Source_20_Text">unique_ptr</text:span> pour une gestion automatique de la mémoire (RAII)</text:p>
        </text:list-item>
      </text:list>
      <text:p text:style-name="P3"><text:span text:style-name="Strong_20_Emphasis">CoreDumpManager utilise cette factory</text:span> via la méthode <text:span text:style-name="Source_20_Text">ExportTo()</text:span> (relation 'uses for export').</text:p>
      <text:p text:style-name="P3"><text:span text:style-name="Strong_20_Emphasis">Ces deux patterns combinés rendent notre système extensible et maintenable.</text:span></text:p>
      <text:p text:style-name="P3"><text:span text:style-name="Strong_20_Emphasis">Mais CoreDumpManager utilise aussi d'autres classes de support. Voyons lesquelles."</text:span></text:p>
      <text:p text:style-name="Horizontal_20_Line"/>
      <text:h text:style-name="Heading_20_3" text:outline-level="3"><text:span text:style-name="Strong_20_Emphasis">1.6 Classes de Support - PlatformUtils et Options</text:span> (1 minute)</text:h>
      <text:p text:style-name="P3"><text:span text:style-name="Strong_20_Emphasis">"Enfin, deux classes de support importantes :</text:span></text:p>
      <text:p text:style-name="Text_20_body"><text:soft-page-break/><text:span text:style-name="Strong_20_Emphasis">Premièrement, PlatformUtils (classe utilitaire) :</text:span></text:p>
      <text:list xml:id="list1925853475" text:style-name="L18">
        <text:list-item>
          <text:p text:style-name="P33">Fournit une <text:span text:style-name="Strong_20_Emphasis">abstraction multi-plateforme</text:span> (Linux/Windows)</text:p>
        </text:list-item>
        <text:list-item>
          <text:p text:style-name="P33">Méthodes principales :</text:p>
          <text:list>
            <text:list-item>
              <text:p text:style-name="P33"><text:span text:style-name="Source_20_Text">PlatformSleepMs()</text:span> → Pause portable</text:p>
            </text:list-item>
            <text:list-item>
              <text:p text:style-name="P33"><text:span text:style-name="Source_20_Text">PlatformGetPid()</text:span> / <text:span text:style-name="Source_20_Text">PlatformGetTid()</text:span> → IDs processus/thread</text:p>
            </text:list-item>
            <text:list-item>
              <text:p text:style-name="P33"><text:span text:style-name="Source_20_Text">PlatformBacktrace()</text:span> → Capture de la pile d'appels</text:p>
            </text:list-item>
            <text:list-item>
              <text:p text:style-name="P34"><text:span text:style-name="Source_20_Text">PlatformInstallSignal()</text:span> → Installation des handlers</text:p>
            </text:list-item>
          </text:list>
        </text:list-item>
      </text:list>
      <text:p text:style-name="Text_20_body"><text:span text:style-name="Strong_20_Emphasis">CoreDumpManager utilise PlatformUtils</text:span> (relation de dépendance 'uses')</text:p>
      <text:list xml:id="list2111398685" text:style-name="L19">
        <text:list-item>
          <text:p text:style-name="P35">Cela permet de compiler le même code sur Linux et Windows</text:p>
        </text:list-item>
      </text:list>
      <text:p text:style-name="Text_20_body"><text:span text:style-name="Strong_20_Emphasis">Deuxièmement, Options (classe de configuration) :</text:span></text:p>
      <text:list xml:id="list721555972" text:style-name="L20">
        <text:list-item>
          <text:p text:style-name="P36">Contient les <text:span text:style-name="Strong_20_Emphasis">constantes de configuration</text:span> :</text:p>
          <text:list>
            <text:list-item>
              <text:p text:style-name="P36">Constantes de taille : MAX_STACK_SIZE, FILE_NAME_LEN</text:p>
            </text:list-item>
            <text:list-item>
              <text:p text:style-name="P36">Flags de plateforme : PLATFORM_LINUX / PLATFORM_WINDOWS</text:p>
            </text:list-item>
            <text:list-item>
              <text:p text:style-name="P37">Flags de fonctionnalités : ENABLE_JSON_EXPORT / ENABLE_CSV_EXPORT</text:p>
            </text:list-item>
          </text:list>
        </text:list-item>
      </text:list>
      <text:p text:style-name="P3"><text:span text:style-name="Strong_20_Emphasis">CoreDumpManager lit cette configuration</text:span> (relation 'reads config')</text:p>
      <text:p text:style-name="P3"><text:span text:style-name="Strong_20_Emphasis">Voilà pour la partie C++ Embedded. Passons maintenant à la partie Python."</text:span></text:p>
      <text:p text:style-name="Horizontal_20_Line"/>
      <text:h text:style-name="Heading_20_2" text:outline-level="2">🐍 PARTIE 2 : PYTHON TOOLS (2-3 minutes)</text:h>
      <text:h text:style-name="Heading_20_3" text:outline-level="3"><text:span text:style-name="Strong_20_Emphasis">2.1 Introduction du Package Python</text:span> (30 secondes)</text:h>
      <text:p text:style-name="P3"><text:span text:style-name="Strong_20_Emphasis">"La zone verte représente les Python Tools, situés dans le dossier </text:span><text:span text:style-name="Strong_20_Emphasis"><text:span text:style-name="Source_20_Text">pc_tools/</text:span></text:span><text:span text:style-name="Strong_20_Emphasis">.</text:span></text:p>
      <text:p text:style-name="Text_20_body"><text:span text:style-name="Strong_20_Emphasis">Cette partie est responsable de :</text:span></text:p>
      <text:list xml:id="list1601715138" text:style-name="L21">
        <text:list-item>
          <text:p text:style-name="P38"><text:span text:style-name="Strong_20_Emphasis">L'import des fichiers JSON/CSV</text:span> générés par le C++</text:p>
        </text:list-item>
        <text:list-item>
          <text:p text:style-name="P38"><text:span text:style-name="Strong_20_Emphasis">Le stockage dans une base SQLite</text:span></text:p>
        </text:list-item>
        <text:list-item>
          <text:p text:style-name="P39"><text:span text:style-name="Strong_20_Emphasis">La persistance des données</text:span> pour analyse ultérieure</text:p>
        </text:list-item>
      </text:list>
      <text:p text:style-name="P3"><text:span text:style-name="Strong_20_Emphasis">Deux classes principales composent ce package."</text:span></text:p>
      <text:p text:style-name="Horizontal_20_Line"/>
      <text:h text:style-name="Heading_20_3" text:outline-level="3"><text:span text:style-name="Strong_20_Emphasis">2.2 ImportCrash - Le Script d'Import</text:span> (1 minute)</text:h>
      <text:p text:style-name="Text_20_body"><text:span text:style-name="Strong_20_Emphasis">"Premièrement, la classe ImportCrash :</text:span></text:p>
      <text:list xml:id="list68006152" text:style-name="L22">
        <text:list-item>
          <text:p text:style-name="P40">C'est un <text:span text:style-name="Strong_20_Emphasis">script</text:span> Python (indiqué par le stéréotype &lt;&lt;script&gt;&gt;)</text:p>
        </text:list-item>
        <text:list-item>
          <text:p text:style-name="P40">Son rôle est simple mais crucial :</text:p>
          <text:list>
            <text:list-item>
              <text:p text:style-name="P40">Lire le fichier <text:span text:style-name="Source_20_Text">/tmp/crash_dump.json</text:span> généré par le C++</text:p>
            </text:list-item>
            <text:list-item>
              <text:p text:style-name="P40">Parser le JSON</text:p>
            </text:list-item>
            <text:list-item>
              <text:p text:style-name="P41">Importer les données dans la base via CrashDatabase</text:p>
            </text:list-item>
          </text:list>
        </text:list-item>
      </text:list>
      <text:p text:style-name="Text_20_body"><text:span text:style-name="Strong_20_Emphasis">Attributs principaux :</text:span></text:p>
      <text:list xml:id="list787747914" text:style-name="L23">
        <text:list-item>
          <text:p text:style-name="P42"><text:span text:style-name="Source_20_Text">json_path</text:span> → Chemin vers le fichier JSON</text:p>
        </text:list-item>
        <text:list-item>
          <text:p text:style-name="P43"><text:span text:style-name="Source_20_Text">db_path</text:span> → Chemin vers la base SQLite</text:p>
        </text:list-item>
      </text:list>
      <text:p text:style-name="P3"><text:soft-page-break/><text:span text:style-name="Strong_20_Emphasis">Méthode principale :</text:span> <text:span text:style-name="Source_20_Text">main()</text:span> qui orchestre l'import</text:p>
      <text:p text:style-name="P3"><text:span text:style-name="Strong_20_Emphasis">ImportCrash utilise CrashDatabase</text:span> (relation 'uses to store crashes')</text:p>
      <text:p text:style-name="P3"><text:span text:style-name="Strong_20_Emphasis">Mais où sont stockées les données exactement ?"</text:span></text:p>
      <text:p text:style-name="Horizontal_20_Line"/>
      <text:h text:style-name="Heading_20_3" text:outline-level="3"><text:span text:style-name="Strong_20_Emphasis">2.3 CrashDatabase - La Base de Données</text:span> (1 minute 30)</text:h>
      <text:p text:style-name="Text_20_body"><text:span text:style-name="Strong_20_Emphasis">"Deuxièmement, la classe CrashDatabase :</text:span></text:p>
      <text:list xml:id="list3655143746" text:style-name="L24">
        <text:list-item>
          <text:p text:style-name="P44">Gère la <text:span text:style-name="Strong_20_Emphasis">base de données SQLite</text:span> <text:span text:style-name="Source_20_Text">crash_dumps.db</text:span></text:p>
        </text:list-item>
        <text:list-item>
          <text:p text:style-name="P45">Implémente le <text:span text:style-name="Strong_20_Emphasis">Pattern Repository</text:span> (abstraction de l'accès aux données)</text:p>
        </text:list-item>
      </text:list>
      <text:p text:style-name="Text_20_body"><text:span text:style-name="Strong_20_Emphasis">Attributs privés :</text:span></text:p>
      <text:list xml:id="list3912239739" text:style-name="L25">
        <text:list-item>
          <text:p text:style-name="P46"><text:span text:style-name="Source_20_Text">db_path</text:span> → Chemin vers la base</text:p>
        </text:list-item>
        <text:list-item>
          <text:p text:style-name="P47"><text:span text:style-name="Source_20_Text">conn</text:span> → Connexion SQLite</text:p>
        </text:list-item>
      </text:list>
      <text:p text:style-name="Text_20_body"><text:span text:style-name="Strong_20_Emphasis">Méthodes publiques principales :</text:span></text:p>
      <text:list xml:id="list946806" text:style-name="L26">
        <text:list-item>
          <text:p text:style-name="P48"><text:span text:style-name="Source_20_Text">__init__()</text:span> → Constructeur, initialise la connexion</text:p>
        </text:list-item>
        <text:list-item>
          <text:p text:style-name="P48"><text:span text:style-name="Source_20_Text">init_database()</text:span> → Crée les tables si elles n'existent pas</text:p>
        </text:list-item>
        <text:list-item>
          <text:p text:style-name="P48"><text:span text:style-name="Source_20_Text">add_crash()</text:span> → Ajoute un nouveau crash (retourne l'ID)</text:p>
        </text:list-item>
        <text:list-item>
          <text:p text:style-name="P49"><text:span text:style-name="Source_20_Text">get_all_crashes()</text:span> → Récupère tous les crashes (avec limite)</text:p>
        </text:list-item>
      </text:list>
      <text:p text:style-name="Text_20_body"><text:span text:style-name="Strong_20_Emphasis">Deux tables sont créées :</text:span></text:p>
      <text:list xml:id="list62220049" text:style-name="L27">
        <text:list-item>
          <text:p text:style-name="P50">Table <text:span text:style-name="Source_20_Text">crashes</text:span> → Informations principales des crashes</text:p>
        </text:list-item>
        <text:list-item>
          <text:p text:style-name="P51">Table <text:span text:style-name="Source_20_Text">call_stack</text:span> → Frames de la pile d'appels</text:p>
        </text:list-item>
      </text:list>
      <text:p text:style-name="P3"><text:span text:style-name="Strong_20_Emphasis">CrashDatabase utilise sqlite3</text:span> (relation 'uses for persistence')</text:p>
      <text:p text:style-name="P3"><text:span text:style-name="Strong_20_Emphasis">Maintenant que les données sont stockées, comment les visualiser ?"</text:span></text:p>
      <text:p text:style-name="Horizontal_20_Line"/>
      <text:h text:style-name="Heading_20_2" text:outline-level="2">🌐 PARTIE 3 : WEB DASHBOARD (2 minutes)</text:h>
      <text:h text:style-name="Heading_20_3" text:outline-level="3"><text:span text:style-name="Strong_20_Emphasis">3.1 Introduction du Dashboard</text:span> (30 secondes)</text:h>
      <text:p text:style-name="P3"><text:span text:style-name="Strong_20_Emphasis">"La zone jaune représente le Web Dashboard, situé dans le dossier </text:span><text:span text:style-name="Strong_20_Emphasis"><text:span text:style-name="Source_20_Text">web-dashboard/</text:span></text:span><text:span text:style-name="Strong_20_Emphasis">.</text:span></text:p>
      <text:p text:style-name="Text_20_body"><text:span text:style-name="Strong_20_Emphasis">Cette partie fournit :</text:span></text:p>
      <text:list xml:id="list4289886927" text:style-name="L28">
        <text:list-item>
          <text:p text:style-name="P52">Une <text:span text:style-name="Strong_20_Emphasis">interface web interactive</text:span> pour visualiser les crashes</text:p>
        </text:list-item>
        <text:list-item>
          <text:p text:style-name="P52">Des <text:span text:style-name="Strong_20_Emphasis">filtres</text:span> et des <text:span text:style-name="Strong_20_Emphasis">métriques</text:span> en temps réel</text:p>
        </text:list-item>
        <text:list-item>
          <text:p text:style-name="P53">La possibilité d'<text:span text:style-name="Strong_20_Emphasis">exporter</text:span> les données</text:p>
        </text:list-item>
      </text:list>
      <text:p text:style-name="P3"><text:span text:style-name="Strong_20_Emphasis">Une classe principale et trois bibliothèques externes."</text:span></text:p>
      <text:p text:style-name="Horizontal_20_Line"/>
      <text:h text:style-name="Heading_20_3" text:outline-level="3"><text:span text:style-name="Strong_20_Emphasis">3.2 StreamlitApp - L'Application Web</text:span> (1 minute 30)</text:h>
      <text:p text:style-name="Text_20_body"><text:span text:style-name="Strong_20_Emphasis">"La classe StreamlitApp est le composant principal :</text:span></text:p>
      <text:list xml:id="list774654320" text:style-name="L29">
        <text:list-item>
          <text:p text:style-name="P54">C'est une <text:span text:style-name="Strong_20_Emphasis">application Streamlit</text:span> (framework Python pour le web)</text:p>
        </text:list-item>
        <text:list-item>
          <text:p text:style-name="P55">Située dans <text:span text:style-name="Source_20_Text">app.py</text:span></text:p>
        </text:list-item>
      </text:list>
      <text:p text:style-name="Text_20_body"><text:soft-page-break/><text:span text:style-name="Strong_20_Emphasis">Méthodes principales :</text:span></text:p>
      <text:list xml:id="list3800769844" text:style-name="L30">
        <text:list-item>
          <text:p text:style-name="P56"><text:span text:style-name="Source_20_Text">st.set_page_config()</text:span> → Configure la page web</text:p>
        </text:list-item>
        <text:list-item>
          <text:p text:style-name="P56"><text:span text:style-name="Source_20_Text">get_database()</text:span> → Récupère l'instance de CrashDatabase (avec cache)</text:p>
        </text:list-item>
        <text:list-item>
          <text:p text:style-name="P56"><text:span text:style-name="Source_20_Text">render_sidebar_filters()</text:span> → Affiche les filtres (sévérité)</text:p>
        </text:list-item>
        <text:list-item>
          <text:p text:style-name="P56"><text:span text:style-name="Source_20_Text">render_metrics()</text:span> → Affiche les métriques (total crashes, critical, etc.)</text:p>
        </text:list-item>
        <text:list-item>
          <text:p text:style-name="P56"><text:span text:style-name="Source_20_Text">render_crashes_table()</text:span> → Affiche le tableau des crashes</text:p>
        </text:list-item>
        <text:list-item>
          <text:p text:style-name="P56"><text:span text:style-name="Source_20_Text">render_export_button()</text:span> → Bouton d'export CSV</text:p>
        </text:list-item>
        <text:list-item>
          <text:p text:style-name="P57"><text:span text:style-name="Source_20_Text">run()</text:span> → Lance l'application</text:p>
        </text:list-item>
      </text:list>
      <text:p text:style-name="Text_20_body"><text:span text:style-name="Strong_20_Emphasis">StreamlitApp utilise CrashDatabase</text:span> (relation 'reads crash data')</text:p>
      <text:list xml:id="list2522153778" text:style-name="L31">
        <text:list-item>
          <text:p text:style-name="P58">Elle lit les données mais ne les modifie pas</text:p>
        </text:list-item>
      </text:list>
      <text:p text:style-name="Text_20_body"><text:span text:style-name="Strong_20_Emphasis">Trois bibliothèques externes sont utilisées :</text:span></text:p>
      <text:list xml:id="list4102631460" text:style-name="L32">
        <text:list-item>
          <text:p text:style-name="P59"><text:span text:style-name="Strong_20_Emphasis">pandas.DataFrame</text:span> → Pour manipuler les données</text:p>
        </text:list-item>
        <text:list-item>
          <text:p text:style-name="P59"><text:span text:style-name="Strong_20_Emphasis">plotly</text:span> → Pour créer des graphiques interactifs</text:p>
        </text:list-item>
        <text:list-item>
          <text:p text:style-name="P60"><text:span text:style-name="Strong_20_Emphasis">streamlit</text:span> → Framework web lui-même</text:p>
        </text:list-item>
      </text:list>
      <text:p text:style-name="P3"><text:span text:style-name="Strong_20_Emphasis">L'application est accessible sur </text:span><text:span text:style-name="Strong_20_Emphasis"><text:span text:style-name="Source_20_Text">http://localhost:8501</text:span></text:span></text:p>
      <text:p text:style-name="P3"><text:span text:style-name="Strong_20_Emphasis">Voilà pour l'architecture complète. Résumons le flux de données."</text:span></text:p>
      <text:p text:style-name="Horizontal_20_Line"/>
      <text:h text:style-name="Heading_20_2" text:outline-level="2">🔄 SYNTHÈSE DU FLUX COMPLET (2 minutes)</text:h>
      <text:p text:style-name="P3"><text:span text:style-name="Strong_20_Emphasis">"Pour conclure cette présentation, laissez-moi vous montrer comment toutes ces classes interagissent dans un scénario complet :</text:span></text:p>
      <text:p text:style-name="Text_20_body"><text:span text:style-name="Strong_20_Emphasis">Scénario : Un crash SIGSEGV se produit</text:span></text:p>
      <text:list xml:id="list995750473" text:style-name="L33">
        <text:list-item>
          <text:p text:style-name="P61"><text:span text:style-name="Strong_20_Emphasis">Dans C++ Embedded :</text:span></text:p>
          <text:list>
            <text:list-item>
              <text:p text:style-name="P61"><text:span text:style-name="Source_20_Text">SignalHandler</text:span> détecte le signal</text:p>
            </text:list-item>
            <text:list-item>
              <text:p text:style-name="P61">Il appelle <text:span text:style-name="Source_20_Text">CoreDumpManager.Instance().Store()</text:span></text:p>
            </text:list-item>
            <text:list-item>
              <text:p text:style-name="P61">Le manager capture toutes les données dans <text:span text:style-name="Source_20_Text">CoreDumpData</text:span></text:p>
            </text:list-item>
            <text:list-item>
              <text:p text:style-name="P61">Il appelle <text:span text:style-name="Source_20_Text">Analyze()</text:span> pour déterminer la cause</text:p>
            </text:list-item>
            <text:list-item>
              <text:p text:style-name="P61">Il appelle <text:span text:style-name="Source_20_Text">ExportTo(JSON)</text:span> </text:p>
            </text:list-item>
            <text:list-item>
              <text:p text:style-name="P61"><text:span text:style-name="Source_20_Text">CrashExporterFactory</text:span> crée un <text:span text:style-name="Source_20_Text">JsonCrashExporter</text:span></text:p>
            </text:list-item>
            <text:list-item>
              <text:p text:style-name="P61">Le fichier <text:span text:style-name="Source_20_Text">/tmp/crash_dump.json</text:span> est généré</text:p>
            </text:list-item>
          </text:list>
        </text:list-item>
        <text:list-item>
          <text:p text:style-name="P61"><text:span text:style-name="Strong_20_Emphasis">Dans Python Tools :</text:span></text:p>
          <text:list>
            <text:list-item>
              <text:p text:style-name="P61"><text:span text:style-name="Source_20_Text">ImportCrash</text:span> lit le fichier JSON</text:p>
            </text:list-item>
            <text:list-item>
              <text:p text:style-name="P61">Il appelle <text:span text:style-name="Source_20_Text">CrashDatabase.add_crash()</text:span></text:p>
            </text:list-item>
            <text:list-item>
              <text:p text:style-name="P61">Les données sont stockées dans SQLite</text:p>
            </text:list-item>
          </text:list>
        </text:list-item>
        <text:list-item>
          <text:p text:style-name="P61"><text:span text:style-name="Strong_20_Emphasis">Dans Web Dashboard :</text:span></text:p>
          <text:list>
            <text:list-item>
              <text:p text:style-name="P61"><text:span text:style-name="Source_20_Text">StreamlitApp</text:span> se connecte à <text:span text:style-name="Source_20_Text">CrashDatabase</text:span></text:p>
            </text:list-item>
            <text:list-item>
              <text:p text:style-name="P61">Elle récupère les crashes via <text:span text:style-name="Source_20_Text">get_all_crashes()</text:span></text:p>
            </text:list-item>
            <text:list-item>
              <text:p text:style-name="P61">Elle les affiche dans l'interface web</text:p>
            </text:list-item>
            <text:list-item>
              <text:p text:style-name="P62">L'utilisateur peut filtrer, exporter, analyser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7:56:30.464568671</meta:creation-date>
    <dc:date>2026-03-26T18:41:27.727947617</dc:date>
    <meta:editing-duration>PT34M47S</meta:editing-duration>
    <meta:editing-cycles>1</meta:editing-cycles>
    <meta:document-statistic meta:table-count="0" meta:image-count="0" meta:object-count="0" meta:page-count="6" meta:paragraph-count="199" meta:word-count="1570" meta:character-count="10048" meta:non-whitespace-character-count="8788"/>
    <meta:generator>LibreOffice/7.3.7.2$Linux_X86_64 LibreOffice_project/30$Build-2</meta:generator>
  </office:meta>
</office:document-meta>
</file>